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5b4d" officeooo:paragraph-rsid="00155b4d"/>
    </style:style>
    <style:style style:name="P2" style:family="paragraph" style:parent-style-name="Standard">
      <style:text-properties officeooo:rsid="00155b4d" officeooo:paragraph-rsid="00155b4d"/>
    </style:style>
    <style:style style:name="P3" style:family="paragraph" style:parent-style-name="Standard" style:list-style-name="L1">
      <style:text-properties officeooo:rsid="00155b4d" officeooo:paragraph-rsid="00155b4d"/>
    </style:style>
    <style:style style:name="P4" style:family="paragraph" style:parent-style-name="Standard" style:list-style-name="L1">
      <style:text-properties officeooo:rsid="00155b4d" officeooo:paragraph-rsid="00157776"/>
    </style:style>
    <style:style style:name="P5" style:family="paragraph" style:parent-style-name="Standard" style:list-style-name="L1">
      <style:text-properties officeooo:rsid="00157776" officeooo:paragraph-rsid="00157776"/>
    </style:style>
    <style:style style:name="P6" style:family="paragraph" style:parent-style-name="Standard" style:list-style-name="L1">
      <style:text-properties officeooo:rsid="0017f03f" officeooo:paragraph-rsid="0017f03f"/>
    </style:style>
    <style:style style:name="P7" style:family="paragraph" style:parent-style-name="Standard" style:list-style-name="L1">
      <style:text-properties officeooo:rsid="00176eda" officeooo:paragraph-rsid="00176eda"/>
    </style:style>
    <style:style style:name="P8" style:family="paragraph" style:parent-style-name="Standard" style:list-style-name="L1">
      <style:text-properties officeooo:rsid="00197996" officeooo:paragraph-rsid="00197996"/>
    </style:style>
    <style:style style:name="P9" style:family="paragraph" style:parent-style-name="Standard" style:list-style-name="L1">
      <style:text-properties officeooo:rsid="001cf12c" officeooo:paragraph-rsid="001cf12c"/>
    </style:style>
    <style:style style:name="P10" style:family="paragraph" style:parent-style-name="Standard" style:list-style-name="L1">
      <style:text-properties officeooo:rsid="001df147" officeooo:paragraph-rsid="001df147"/>
    </style:style>
    <style:style style:name="P11" style:family="paragraph" style:parent-style-name="Standard" style:list-style-name="L1">
      <style:text-properties officeooo:rsid="001db991" officeooo:paragraph-rsid="001df147"/>
    </style:style>
    <style:style style:name="P12" style:family="paragraph" style:parent-style-name="Standard" style:list-style-name="L1">
      <style:text-properties officeooo:rsid="001db991" officeooo:paragraph-rsid="001db991"/>
    </style:style>
    <style:style style:name="P13" style:family="paragraph" style:parent-style-name="Standard" style:list-style-name="L1">
      <style:text-properties fo:font-style="normal" officeooo:rsid="001df147" officeooo:paragraph-rsid="001df147" style:font-style-asian="normal" style:font-style-complex="normal"/>
    </style:style>
    <style:style style:name="P14" style:family="paragraph" style:parent-style-name="Standard" style:list-style-name="L1">
      <style:text-properties fo:font-style="normal" officeooo:rsid="001f4bd9" officeooo:paragraph-rsid="001f4bd9" style:font-style-asian="normal" style:font-style-complex="normal"/>
    </style:style>
    <style:style style:name="P15" style:family="paragraph" style:parent-style-name="Standard" style:list-style-name="L1">
      <style:text-properties officeooo:rsid="001f4bd9" officeooo:paragraph-rsid="001f4bd9"/>
    </style:style>
    <style:style style:name="P16" style:family="paragraph" style:parent-style-name="Standard" style:list-style-name="L1">
      <style:text-properties officeooo:rsid="00200d06" officeooo:paragraph-rsid="00200d06"/>
    </style:style>
    <style:style style:name="P17" style:family="paragraph" style:parent-style-name="Standard" style:list-style-name="L1">
      <style:text-properties officeooo:rsid="00200d06" officeooo:paragraph-rsid="00294105"/>
    </style:style>
    <style:style style:name="P18" style:family="paragraph" style:parent-style-name="Standard" style:list-style-name="L1">
      <style:text-properties officeooo:rsid="002127a7" officeooo:paragraph-rsid="002127a7"/>
    </style:style>
    <style:style style:name="P19" style:family="paragraph" style:parent-style-name="Standard" style:list-style-name="L1">
      <style:text-properties officeooo:rsid="0022df7a" officeooo:paragraph-rsid="0022df7a"/>
    </style:style>
    <style:style style:name="P20" style:family="paragraph" style:parent-style-name="Standard" style:list-style-name="L1">
      <style:text-properties officeooo:rsid="00246fe5" officeooo:paragraph-rsid="00246fe5"/>
    </style:style>
    <style:style style:name="P21" style:family="paragraph" style:parent-style-name="Standard" style:list-style-name="L1">
      <style:text-properties officeooo:rsid="002661e8" officeooo:paragraph-rsid="002661e8"/>
    </style:style>
    <style:style style:name="P22" style:family="paragraph" style:parent-style-name="Standard" style:list-style-name="L1">
      <style:text-properties officeooo:rsid="00294105" officeooo:paragraph-rsid="00294105"/>
    </style:style>
    <style:style style:name="T1" style:family="text">
      <style:text-properties officeooo:rsid="001b74b3"/>
    </style:style>
    <style:style style:name="T2" style:family="text">
      <style:text-properties officeooo:rsid="001db99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94105"/>
    </style:style>
    <text:list-style style:name="L1">
      <text:list-level-style-number text:level="1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lk outline</text:p>
      <text:p text:style-name="Horizontal_20_Line"/>
      <text:list xml:id="list4757489407392243967" text:style-name="L1">
        <text:list-item>
          <text:p text:style-name="P3">Introduction</text:p>
          <text:list>
            <text:list-item>
              <text:p text:style-name="P3">Who am I, what I do in Fedora</text:p>
              <text:list>
                <text:list-item>
                  <text:p text:style-name="P4">Fedora Magazine editor-in-chief</text:p>
                </text:list-item>
                <text:list-item>
                  <text:p text:style-name="P4">Community Operations team lead</text:p>
                </text:list-item>
                <text:list-item>
                  <text:p text:style-name="P5">Diversity Team member</text:p>
                </text:list-item>
                <text:list-item>
                  <text:p text:style-name="P5">Ambassador</text:p>
                </text:list-item>
                <text:list-item>
                  <text:p text:style-name="P5">Fedora Badges sysadmin</text:p>
                </text:list-item>
                <text:list-item>
                  <text:p text:style-name="P5">And more…</text:p>
                </text:list-item>
              </text:list>
            </text:list-item>
            <text:list-item>
              <text:p text:style-name="P5">Explaining my type of work</text:p>
              <text:list>
                <text:list-item>
                  <text:p text:style-name="P6">Largely in non-technical fields</text:p>
                </text:list-item>
              </text:list>
            </text:list-item>
          </text:list>
        </text:list-item>
        <text:list-item>
          <text:p text:style-name="P5">Why J.K. Rowling?</text:p>
          <text:list>
            <text:list-item>
              <text:p text:style-name="P5">Rowling’s storytelling ability</text:p>
              <text:list>
                <text:list-item>
                  <text:p text:style-name="P7">Creates a story that keeps readers on the edge of their seat, paying attention to what’s next</text:p>
                </text:list-item>
                <text:list-item>
                  <text:p text:style-name="P7">Captivating</text:p>
                </text:list-item>
              </text:list>
            </text:list-item>
            <text:list-item>
              <text:p text:style-name="P7">Storytelling isn’t unique to literature – it’s a skill applicable to various other fields</text:p>
              <text:list>
                <text:list-item>
                  <text:p text:style-name="P7">In technical work, storytelling is something that is uncommon but vital</text:p>
                </text:list-item>
              </text:list>
            </text:list-item>
          </text:list>
        </text:list-item>
        <text:list-item>
          <text:p text:style-name="P5">How is storytelling a part of open source?</text:p>
          <text:list>
            <text:list-item>
              <text:p text:style-name="P6">In a world of code, commits, and software, where does storytelling fit in?</text:p>
              <text:list>
                <text:list-item>
                  <text:p text:style-name="P8">Every project has a goal or purpose that it sets out to meet – sometimes this is more clear than others</text:p>
                </text:list-item>
                <text:list-item>
                  <text:p text:style-name="P8">The story is part of open source through the unique problems—the “itch”—that the project aims to solve</text:p>
                </text:list-item>
              </text:list>
            </text:list-item>
          </text:list>
        </text:list-item>
        <text:list-item>
          <text:p text:style-name="P5">Why is storytelling important?</text:p>
          <text:list>
            <text:list-item>
              <text:p text:style-name="P8">Storytelling is for two audiences:</text:p>
              <text:list>
                <text:list-item>
                  <text:p text:style-name="P8">Users: Communicating what your project does—telling the story of your code—makes it easier for users to understand how your software can help them and is useful for them</text:p>
                </text:list-item>
                <text:list-item>
                  <text:p text:style-name="P8">Contributors: <text:span text:style-name="T1">For larger projects with multiple sides (esp. Linux communities), it’s difficult for someone to know what’s happening in all of the different parts of the project.</text:span></text:p>
                  <text:list>
                    <text:list-item>
                      <text:p text:style-name="P9">Telling story of different pieces and communicating that effectively keeps everyone on the same page and connected to other contributors</text:p>
                    </text:list-item>
                    <text:list-item>
                      <text:p text:style-name="P9">Also allows for better chances to open communication between two sides that may not normally communicate with each other</text:p>
                      <text:list>
                        <text:list-item>
                          <text:p text:style-name="P9">Design team working on a Python flyer for a Linux distro communicates they are working on this to attract attention and feedback of other Python <text:s/>contributors in projec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How do you tell the open source story?</text:p>
          <text:list>
            <text:list-item>
              <text:p text:style-name="P9">Use of “best practices” and certain tools help extract the story and also make it more visible</text:p>
            </text:list-item>
            <text:list-item>
              <text:p text:style-name="P5"><text:soft-page-break/>What tools / methods are available to do this? <text:span text:style-name="T2">(less frequent to most)</text:span></text:p>
              <text:list>
                <text:list-item>
                  <text:p text:style-name="P10">No secrets – effectively using existing platforms to their maximum potential!</text:p>
                </text:list-item>
                <text:list-item>
                  <text:p text:style-name="P10">README / project info</text:p>
                  <text:list>
                    <text:list-item>
                      <text:p text:style-name="P10">For small or large project, have key information ready and available – have info for new users and be clear in addressing needs, have information for onboarding interested new contributors, point out where to stay connected</text:p>
                    </text:list-item>
                  </text:list>
                </text:list-item>
                <text:list-item>
                  <text:p text:style-name="P11">Effective use of announcement mailing lists</text:p>
                  <text:list>
                    <text:list-item>
                      <text:p text:style-name="P10">Avoid overusing, but don’t be afraid to use it</text:p>
                    </text:list-item>
                    <text:list-item>
                      <text:p text:style-name="P10">Useful for communicating larger, more significant news to followers of the project</text:p>
                      <text:list>
                        <text:list-item>
                          <text:p text:style-name="P10">People who sign up for your list <text:span text:style-name="T3">wanted</text:span><text:span text:style-name="T4"> to receive your emails – if they unsubscribe from you posting, then they probably weren’t that interested in the first place</text:span></text:p>
                        </text:list-item>
                        <text:list-item>
                          <text:p text:style-name="P13">But keep the people who are interested or want to learn more in the loop!</text:p>
                        </text:list-item>
                      </text:list>
                    </text:list-item>
                  </text:list>
                </text:list-item>
                <text:list-item>
                  <text:p text:style-name="P12">Blogging</text:p>
                  <text:list>
                    <text:list-item>
                      <text:p text:style-name="P15">Different ways to approach this depending on your project’s needs</text:p>
                      <text:list>
                        <text:list-item>
                          <text:p text:style-name="P15"><text:span text:style-name="T5">Larger projects</text:span>: Centralized blogging</text:p>
                          <text:list>
                            <text:list-item>
                              <text:p text:style-name="P15">Having a central place for people to keep up with news specific to contributors is helpful and gives people <text:span text:style-name="T3">one</text:span><text:span text:style-name="T4"> place to rely on</text:span></text:p>
                            </text:list-item>
                            <text:list-item>
                              <text:p text:style-name="P14">Encouraging other contributors to write and participate, not just project leads</text:p>
                            </text:list-item>
                          </text:list>
                        </text:list-item>
                        <text:list-item>
                          <text:p text:style-name="P15"><text:span text:style-name="T5">Smaller projects</text:span>: Personal blogging</text:p>
                          <text:list>
                            <text:list-item>
                              <text:p text:style-name="P15">If just a few people, publicize where personal blogs are and make them visible with key project inf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Social media</text:p>
                  <text:list>
                    <text:list-item>
                      <text:p text:style-name="P15">Most frequent posting</text:p>
                    </text:list-item>
                    <text:list-item>
                      <text:p text:style-name="P15">Whether it’s long or short updates, keep followers and those who are subscribed current – can be a new blog post, announcement, or even just what’s been going on in the past wee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Tying results to efforts</text:p>
          <text:list>
            <text:list-item>
              <text:p text:style-name="P15">Once you put forth the effort into storytelling, how do you measure success?</text:p>
            </text:list-item>
            <text:list-item>
              <text:p text:style-name="P15">Fedora example: power of fedmsg</text:p>
              <text:list>
                <text:list-item>
                  <text:p text:style-name="P16">Almost every activity in Fedora is an “event”</text:p>
                  <text:list>
                    <text:list-item>
                      <text:p text:style-name="P16">Events are: commits, builds, bugs, blog posts, translations, Ansible playbook run, ticket comments, Ask Fedora questions</text:p>
                    </text:list-item>
                  </text:list>
                </text:list-item>
                <text:list-item>
                  <text:p text:style-name="P16">Provides platform for devising data analysis to answer the question: are we improving?</text:p>
                  <text:list>
                    <text:list-item>
                      <text:p text:style-name="P16">Tools available to help us more easily capture those metrics, like gsoc-stats [see: CommOps toolbox]</text:p>
                    </text:list-item>
                    <text:list-item>
                      <text:p text:style-name="P16">Have not yet run a study to measure growth against a specific variable, but there are examples of some past meaningful data derived from fedmsg</text:p>
                      <text:list>
                        <text:list-item>
                          <text:p text:style-name="P16">Better understanding our own stor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How you can show results</text:p>
              <text:list>
                <text:list-item>
                  <text:p text:style-name="P18">Not every project will have the infrastructure like Fedora has</text:p>
                </text:list-item>
                <text:list-item>
                  <text:p text:style-name="P18">But there are still patterns you can follow to understand if your efforts are successful</text:p>
                  <text:list>
                    <text:list-item>
                      <text:p text:style-name="P18"><text:soft-page-break/>Try measuring against the number of commits / issues filed / pull requests filed against a project repo before and after a certain time period</text:p>
                    </text:list-item>
                    <text:list-item>
                      <text:p text:style-name="P19">Measure the number of new account sign-ups for project membership</text:p>
                    </text:list-item>
                    <text:list-item>
                      <text:p text:style-name="P20">Try measuring engagement at conferences or events, if possible</text:p>
                    </text:list-item>
                    <text:list-item>
                      <text:p text:style-name="P21">Number of translated strings or translated languages availab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<text:span text:style-name="T6">Conclusion</text:span></text:p>
          <text:list>
            <text:list-item>
              <text:p text:style-name="P22">Tie-in back to J.K. Rowling</text:p>
            </text:list-item>
            <text:list-item>
              <text:p text:style-name="P17">Questions, comments, concerns?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officeooo:rsid="00155b4d" officeooo:paragraph-rsid="00155b4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hat open source and J.K. Rowling have in common<text:tab/><text:tab/><text:tab/><text:tab/> <text:s text:c="7"/>Justin W. Flor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Flory</meta:initial-creator>
    <meta:creation-date>2017-01-25T18:24:55.805751536</meta:creation-date>
    <dc:date>2017-01-26T16:30:03.540558433</dc:date>
    <dc:creator>Justin Flory</dc:creator>
    <meta:editing-duration>PT14H2M17S</meta:editing-duration>
    <meta:editing-cycles>13</meta:editing-cycles>
    <meta:generator>LibreOffice/5.2.3.3$Linux_X86_64 LibreOffice_project/20$Build-3</meta:generator>
    <meta:document-statistic meta:table-count="0" meta:image-count="0" meta:object-count="0" meta:page-count="3" meta:paragraph-count="69" meta:word-count="817" meta:character-count="4804" meta:non-whitespace-character-count="4051"/>
  </office:meta>
</office:document-meta>
</file>